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535cm" fo:margin-left="9.721cm" table:align="left"/>
    </style:style>
    <style:style style:name="Таблица1.A" style:family="table-column">
      <style:table-column-properties style:column-width="3.149cm"/>
    </style:style>
    <style:style style:name="Таблица1.B" style:family="table-column">
      <style:table-column-properties style:column-width="3.387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535cm" fo:margin-left="9.721cm" table:align="left"/>
    </style:style>
    <style:style style:name="Таблица2.A" style:family="table-column">
      <style:table-column-properties style:column-width="3.149cm"/>
    </style:style>
    <style:style style:name="Таблица2.B" style:family="table-column">
      <style:table-column-properties style:column-width="3.387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6.535cm" fo:margin-left="9.721cm" table:align="left"/>
    </style:style>
    <style:style style:name="Таблица3.A" style:family="table-column">
      <style:table-column-properties style:column-width="3.149cm"/>
    </style:style>
    <style:style style:name="Таблица3.B" style:family="table-column">
      <style:table-column-properties style:column-width="3.387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6.535cm" fo:margin-left="9.721cm" table:align="left"/>
    </style:style>
    <style:style style:name="Таблица4.A" style:family="table-column">
      <style:table-column-properties style:column-width="3.149cm"/>
    </style:style>
    <style:style style:name="Таблица4.B" style:family="table-column">
      <style:table-column-properties style:column-width="3.387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535cm" fo:margin-left="9.721cm" table:align="left"/>
    </style:style>
    <style:style style:name="Таблица5.A" style:family="table-column">
      <style:table-column-properties style:column-width="3.149cm"/>
    </style:style>
    <style:style style:name="Таблица5.B" style:family="table-column">
      <style:table-column-properties style:column-width="3.387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6.535cm" fo:margin-left="9.721cm" table:align="left"/>
    </style:style>
    <style:style style:name="Таблица6.A" style:family="table-column">
      <style:table-column-properties style:column-width="3.149cm"/>
    </style:style>
    <style:style style:name="Таблица6.B" style:family="table-column">
      <style:table-column-properties style:column-width="3.387cm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6.535cm" fo:margin-left="9.721cm" table:align="left"/>
    </style:style>
    <style:style style:name="Таблица7.A" style:family="table-column">
      <style:table-column-properties style:column-width="3.149cm"/>
    </style:style>
    <style:style style:name="Таблица7.B" style:family="table-column">
      <style:table-column-properties style:column-width="3.387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6.535cm" fo:margin-left="9.721cm" table:align="left"/>
    </style:style>
    <style:style style:name="Таблица8.A" style:family="table-column">
      <style:table-column-properties style:column-width="3.149cm"/>
    </style:style>
    <style:style style:name="Таблица8.B" style:family="table-column">
      <style:table-column-properties style:column-width="3.387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6.535cm" fo:margin-left="9.721cm" table:align="left"/>
    </style:style>
    <style:style style:name="Таблица9.A" style:family="table-column">
      <style:table-column-properties style:column-width="3.149cm"/>
    </style:style>
    <style:style style:name="Таблица9.B" style:family="table-column">
      <style:table-column-properties style:column-width="3.387cm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535cm" fo:margin-left="9.721cm" table:align="left"/>
    </style:style>
    <style:style style:name="Таблица10.A" style:family="table-column">
      <style:table-column-properties style:column-width="3.149cm"/>
    </style:style>
    <style:style style:name="Таблица10.B" style:family="table-column">
      <style:table-column-properties style:column-width="3.387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6.535cm" fo:margin-left="9.721cm" table:align="left"/>
    </style:style>
    <style:style style:name="Таблица12.A" style:family="table-column">
      <style:table-column-properties style:column-width="3.149cm"/>
    </style:style>
    <style:style style:name="Таблица12.B" style:family="table-column">
      <style:table-column-properties style:column-width="3.387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6.535cm" fo:margin-left="9.721cm" table:align="left"/>
    </style:style>
    <style:style style:name="Таблица13.A" style:family="table-column">
      <style:table-column-properties style:column-width="3.149cm"/>
    </style:style>
    <style:style style:name="Таблица13.B" style:family="table-column">
      <style:table-column-properties style:column-width="3.387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6.535cm" fo:margin-left="9.721cm" table:align="left"/>
    </style:style>
    <style:style style:name="Таблица14.A" style:family="table-column">
      <style:table-column-properties style:column-width="3.149cm"/>
    </style:style>
    <style:style style:name="Таблица14.B" style:family="table-column">
      <style:table-column-properties style:column-width="3.387cm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6.535cm" fo:margin-left="9.721cm" table:align="left"/>
    </style:style>
    <style:style style:name="Таблица15.A" style:family="table-column">
      <style:table-column-properties style:column-width="3.149cm"/>
    </style:style>
    <style:style style:name="Таблица15.B" style:family="table-column">
      <style:table-column-properties style:column-width="3.387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ru" fo:country="RU" officeooo:rsid="0014f799" officeooo:paragraph-rsid="0014f799"/>
    </style:style>
    <style:style style:name="P2" style:family="paragraph" style:parent-style-name="Table_20_Contents">
      <style:text-properties fo:language="ru" fo:country="RU" officeooo:rsid="0014f799" officeooo:paragraph-rsid="001593ab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 officeooo:rsid="0014f799" officeooo:paragraph-rsid="0014f799"/>
    </style:style>
    <style:style style:name="P4" style:family="paragraph" style:parent-style-name="Table_20_Contents">
      <style:text-properties fo:language="ru" fo:country="RU" officeooo:rsid="0014f799" officeooo:paragraph-rsid="00181c59"/>
    </style:style>
    <style:style style:name="P5" style:family="paragraph" style:parent-style-name="Table_20_Contents">
      <style:text-properties fo:language="ru" fo:country="RU" officeooo:rsid="001593ab" officeooo:paragraph-rsid="001593ab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 officeooo:rsid="001593ab" officeooo:paragraph-rsid="001593ab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181c59" officeooo:paragraph-rsid="00181c59"/>
    </style:style>
    <style:style style:name="P8" style:family="paragraph" style:parent-style-name="Standard">
      <style:text-properties officeooo:paragraph-rsid="0014f799"/>
    </style:style>
    <style:style style:name="P9" style:family="paragraph" style:parent-style-name="Standard">
      <style:text-properties officeooo:paragraph-rsid="001593ab"/>
    </style:style>
    <style:style style:name="P10" style:family="paragraph" style:parent-style-name="Standard">
      <style:text-properties fo:language="en" fo:country="US" officeooo:rsid="00181c59" officeooo:paragraph-rsid="00181c59"/>
    </style:style>
    <style:style style:name="P11" style:family="paragraph" style:parent-style-name="Абзац_20_списка">
      <style:paragraph-properties fo:margin-top="0cm" fo:margin-bottom="0cm" style:contextual-spacing="true" fo:line-height="100%" fo:text-align="center" style:justify-single-word="false"/>
      <style:text-properties style:font-name="Times New Roman" fo:font-size="14pt" fo:font-weight="bold" officeooo:paragraph-rsid="00178a6a" style:font-size-asian="14pt" style:font-weight-asian="bold" style:font-name-complex="Times New Roman" style:font-size-complex="14pt"/>
    </style:style>
    <style:style style:name="P12" style:family="paragraph" style:parent-style-name="Table_20_Contents">
      <style:text-properties fo:language="en" fo:country="US" officeooo:rsid="00181c59" officeooo:paragraph-rsid="00181c59"/>
    </style:style>
    <style:style style:name="P13" style:family="paragraph" style:parent-style-name="Table_20_Contents">
      <style:text-properties fo:language="ru" fo:country="RU" officeooo:rsid="00181c59" officeooo:paragraph-rsid="00181c59"/>
    </style:style>
    <style:style style:name="P14" style:family="paragraph" style:parent-style-name="Абзац_20_списка">
      <style:paragraph-properties fo:margin-top="0cm" fo:margin-bottom="0cm" style:contextual-spacing="true" fo:line-height="100%" fo:text-align="center" style:justify-single-word="false"/>
      <style:text-properties fo:language="ru" fo:country="RU" officeooo:paragraph-rsid="00178a6a"/>
    </style:style>
    <style:style style:name="P15" style:family="paragraph">
      <style:paragraph-properties fo:text-align="center"/>
    </style:style>
    <style:style style:name="T1" style:family="text">
      <style:text-properties fo:color="#000000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T2" style:family="text">
      <style:text-properties fo:color="#000000" style:font-name="Times New Roman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officeooo:rsid="00181c59"/>
    </style:style>
    <style:style style:name="T5" style:family="text">
      <style:text-properties fo:language="en" fo:country="US" officeooo:rsid="00181c5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cm" svg:stroke-color="#000000" draw:marker-start-width="0.353cm" draw:marker-end-width="0.353cm" draw:fill="none" draw:fill-color="#ffffff" fo:min-height="1.08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3">Одежда</text:p>
          </table:table-cell>
          <table:covered-table-cell/>
        </table:table-row>
        <table:table-row>
          <table:table-cell table:style-name="Таблица1.A2" office:value-type="string">
            <text:p text:style-name="P1"><draw:frame text:anchor-type="paragraph" draw:z-index="0" draw:style-name="gr1" svg:width="4.022cm" svg:height="1.086cm" svg:x="-5.63cm" svg:y="0.607cm"><draw:text-box><text:p>Форма Одежда</text:p></draw:text-box></draw:frame><draw:line text:anchor-type="paragraph" draw:z-index="15" draw:style-name="gr2" draw:text-style-name="P15" svg:x1="-1.609cm" svg:y1="1.162cm" svg:x2="-0.101cm" svg:y2="1.162cm"><text:p/></draw:line>Хранение информации</text:p>
          </table:table-cell>
          <table:table-cell table:style-name="Таблица1.B2" office:value-type="string">
            <text:p text:style-name="P1">Загрузка изображения одежды; Фиксация готовности одежды;</text:p>
            <text:p text:style-name="P1"><draw:frame text:anchor-type="paragraph" draw:z-index="28" draw:style-name="gr3" svg:width="2.991cm" svg:height="1.826cm" svg:x="-13.568cm" svg:y="-2.711cm"><draw:text-box><text:p>Михайлова Е.С.</text:p></draw:text-box></draw:frame>Формирование базы данных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3"><draw:frame text:anchor-type="paragraph" draw:z-index="1" draw:style-name="gr1" svg:width="4.022cm" svg:height="1.086cm" svg:x="-5.627cm" svg:y="0.312cm"><draw:text-box><text:p>Форма Загрузчик</text:p></draw:text-box></draw:frame><draw:frame text:anchor-type="paragraph" draw:z-index="29" draw:style-name="gr4" svg:width="3.52cm" svg:height="1.773cm" svg:x="-9.917cm" svg:y="0.155cm"><draw:text-box><text:p>Михайлова Е.С</text:p></draw:text-box></draw:frame>Загрузка изображения одежды</text:p>
          </table:table-cell>
          <table:covered-table-cell/>
        </table:table-row>
        <table:table-row>
          <table:table-cell table:style-name="Таблица2.A2" office:value-type="string">
            <text:p text:style-name="P1"><draw:line text:anchor-type="paragraph" draw:z-index="16" draw:style-name="gr2" draw:text-style-name="P15" svg:x1="-1.605cm" svg:y1="0.134cm" svg:x2="-0.047cm" svg:y2="0.134cm"><text:p/></draw:line>Загрузка одежды</text:p>
          </table:table-cell>
          <table:table-cell table:style-name="Таблица2.B2" office:value-type="string">
            <text:p text:style-name="P1">Одежда</text:p>
          </table:table-cell>
        </table:table-row>
      </table:table>
      <text:p text:style-name="P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"><draw:frame text:anchor-type="paragraph" draw:z-index="2" draw:style-name="gr1" svg:width="4.022cm" svg:height="1.086cm" svg:x="-5.653cm" svg:y="0.36cm"><draw:text-box><text:p>Форма готовности продукции</text:p></draw:text-box></draw:frame><draw:frame text:anchor-type="paragraph" draw:z-index="30" draw:style-name="gr4" svg:width="3.52cm" svg:height="1.773cm" svg:x="-10.045cm" svg:y="0.302cm"><draw:text-box><text:p>Михайлова Е.С</text:p></draw:text-box></draw:frame>Фиксация готовности одежды</text:p>
          </table:table-cell>
          <table:covered-table-cell/>
        </table:table-row>
        <table:table-row>
          <table:table-cell table:style-name="Таблица3.A2" office:value-type="string">
            <text:p text:style-name="P1"><draw:line text:anchor-type="paragraph" draw:z-index="17" draw:style-name="gr2" draw:text-style-name="P15" svg:x1="-1.632cm" svg:y1="0.095cm" svg:x2="-0.101cm" svg:y2="0.095cm"><text:p/></draw:line>Хранение информации</text:p>
          </table:table-cell>
          <table:table-cell table:style-name="Таблица3.B2" office:value-type="string">
            <text:p text:style-name="P1">Одежда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"><draw:frame text:anchor-type="paragraph" draw:z-index="31" draw:style-name="gr4" svg:width="3.52cm" svg:height="1.773cm" svg:x="-9.94cm" svg:y="1.863cm"><draw:text-box><text:p>Михайлова Е.С</text:p></draw:text-box></draw:frame>Работа с базой данных</text:p>
          </table:table-cell>
          <table:covered-table-cell/>
        </table:table-row>
        <table:table-row>
          <table:table-cell table:style-name="Таблица4.A2" office:value-type="string">
            <text:p text:style-name="P1">Формирование базы данных<text:span text:style-name="T5">;</text:span></text:p>
            <text:p text:style-name="P12"><draw:frame text:anchor-type="paragraph" draw:z-index="3" draw:style-name="gr1" svg:width="4.022cm" svg:height="1.086cm" svg:x="-5.865cm" svg:y="0.397cm"><draw:text-box><text:p>Форма вывода базы данных</text:p></draw:text-box></draw:frame><draw:line text:anchor-type="paragraph" draw:z-index="26" draw:style-name="gr2" draw:text-style-name="P15" svg:x1="-1.843cm" svg:y1="0.919cm" svg:x2="-0.153cm" svg:y2="0.972cm"><text:p/></draw:line>Предоставление базы данных</text:p>
          </table:table-cell>
          <table:table-cell table:style-name="Таблица4.B2" office:value-type="string">
            <text:p text:style-name="P1">Одежда;</text:p>
            <text:p text:style-name="P4">Загрузка изображения одежды; Фиксация готовности одежды; </text:p>
            <text:p text:style-name="P13">Заказ</text:p>
          </table:table-cell>
        </table:table-row>
      </table:table>
      <text:p text:style-name="P8"><draw:frame text:anchor-type="paragraph" draw:z-index="32" draw:style-name="gr4" svg:width="3.52cm" svg:height="1.773cm" svg:x="-0.783cm" svg:y="1.228cm"><draw:text-box><text:p>Михайлова Е.С</text:p></draw:text-box></draw:frame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"><draw:frame text:anchor-type="paragraph" draw:z-index="25" draw:style-name="gr1" svg:width="4.022cm" svg:height="1.086cm" svg:x="-5.944cm" svg:y="0.496cm"><draw:text-box><text:p>Форма Заказ</text:p></draw:text-box></draw:frame><draw:line text:anchor-type="paragraph" draw:z-index="27" draw:style-name="gr2" draw:text-style-name="P15" svg:x1="-1.923cm" svg:y1="0.942cm" svg:x2="-0.233cm" svg:y2="0.995cm"><text:p/></draw:line>Заказ</text:p>
          </table:table-cell>
          <table:covered-table-cell/>
        </table:table-row>
        <table:table-row>
          <table:table-cell table:style-name="Таблица5.A2" office:value-type="string">
            <text:p text:style-name="P4">Хранение информации</text:p>
          </table:table-cell>
          <table:table-cell table:style-name="Таблица5.B2" office:value-type="string">
            <text:p text:style-name="P4"><text:span text:style-name="T4">Работа с базой данных;</text:span> </text:p>
            <text:p text:style-name="P1">Заказчик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3"><draw:frame text:anchor-type="paragraph" draw:z-index="4" draw:style-name="gr1" svg:width="4.022cm" svg:height="1.086cm" svg:x="-5.865cm" svg:y="0.884cm"><draw:text-box><text:p>Форма Заказчик</text:p></draw:text-box></draw:frame><draw:frame text:anchor-type="paragraph" draw:z-index="33" draw:style-name="gr4" svg:width="3.52cm" svg:height="1.773cm" svg:x="-10.442cm" svg:y="0.699cm"><draw:text-box><text:p>Михайлова Е.С</text:p></draw:text-box></draw:frame>Заказчик</text:p>
          </table:table-cell>
          <table:covered-table-cell/>
        </table:table-row>
        <table:table-row>
          <table:table-cell table:style-name="Таблица6.A2" office:value-type="string">
            <text:p text:style-name="P1"><draw:line text:anchor-type="paragraph" draw:z-index="18" draw:style-name="gr2" draw:text-style-name="P15" svg:x1="-1.843cm" svg:y1="0.788cm" svg:x2="-0.047cm" svg:y2="0.867cm"><text:p/></draw:line>Хранение информации</text:p>
          </table:table-cell>
          <table:table-cell table:style-name="Таблица6.B2" office:value-type="string">
            <text:p text:style-name="P1">Предоставление базы данных;</text:p>
            <text:p text:style-name="P1">Фиксация параметров</text:p>
            <text:p text:style-name="P1"/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3"><draw:frame text:anchor-type="paragraph" draw:z-index="5" draw:style-name="gr1" svg:width="4.022cm" svg:height="1.086cm" svg:x="-5.891cm" svg:y="0.24cm"><draw:text-box><text:p>Форма выбор параметров</text:p></draw:text-box></draw:frame><draw:frame text:anchor-type="paragraph" draw:z-index="34" draw:style-name="gr4" svg:width="3.52cm" svg:height="1.773cm" svg:x="-10.68cm" svg:y="0.434cm"><draw:text-box><text:p>Михайлова Е.С</text:p></draw:text-box></draw:frame>Фиксация параметров</text:p>
          </table:table-cell>
          <table:covered-table-cell/>
        </table:table-row>
        <table:table-row>
          <table:table-cell table:style-name="Таблица7.A2" office:value-type="string">
            <text:p text:style-name="P1"><draw:line text:anchor-type="paragraph" draw:z-index="19" draw:style-name="gr2" draw:text-style-name="P15" svg:x1="-1.87cm" svg:y1="0.268cm" svg:x2="-0.074cm" svg:y2="0.771cm"><text:p/></draw:line>Фиксация нужных параметров</text:p>
          </table:table-cell>
          <table:table-cell table:style-name="Таблица7.B2" office:value-type="string">
            <text:p text:style-name="P1">Заказчик</text:p>
            <text:p text:style-name="P1">Рассчитывание размера</text:p>
          </table:table-cell>
        </table:table-row>
      </table:table>
      <text:p text:style-name="P8"/>
      <text:p text:style-name="P8"/>
      <text:p text:style-name="P8"/>
      <table:table table:name="Таблица8" table:style-name="Таблица8">
        <table:table-column table:style-name="Таблица8.A"/>
        <table:table-column table:style-name="Таблица8.B"/>
        <text:soft-page-break/>
        <table:table-row>
          <table:table-cell table:style-name="Таблица8.A1" table:number-columns-spanned="2" office:value-type="string">
            <text:p text:style-name="P3"><draw:frame text:anchor-type="paragraph" draw:z-index="6" draw:style-name="gr1" svg:width="4.022cm" svg:height="1.086cm" svg:x="-5.759cm" svg:y="0.231cm"><draw:text-box><text:p>Форма вывод размера</text:p></draw:text-box></draw:frame><draw:frame text:anchor-type="paragraph" draw:z-index="35" draw:style-name="gr4" svg:width="3.52cm" svg:height="1.773cm" svg:x="-10.231cm" svg:y="0.282cm"><draw:text-box><text:p>Михайлова Е.С</text:p></draw:text-box></draw:frame>Рассчитывание размера</text:p>
          </table:table-cell>
          <table:covered-table-cell/>
        </table:table-row>
        <table:table-row>
          <table:table-cell table:style-name="Таблица8.A2" office:value-type="string">
            <text:p text:style-name="P1"><draw:line text:anchor-type="paragraph" draw:z-index="20" draw:style-name="gr2" draw:text-style-name="P15" svg:x1="-1.737cm" svg:y1="0.303cm" svg:x2="-0.074cm" svg:y2="0.224cm"><text:p/></draw:line>Рассчитывание размера</text:p>
          </table:table-cell>
          <table:table-cell table:style-name="Таблица8.B2" office:value-type="string">
            <text:p text:style-name="P1">Фиксация параметров</text:p>
          </table:table-cell>
        </table:table-row>
      </table:table>
      <text:p text:style-name="P8"><draw:frame text:anchor-type="paragraph" draw:z-index="7" draw:style-name="gr1" svg:width="4.022cm" svg:height="1.086cm" svg:x="4.112cm" svg:y="1.191cm"><draw:text-box><text:p>Форма заполнения манекена</text:p></draw:text-box></draw:frame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6"><draw:frame text:anchor-type="paragraph" draw:z-index="36" draw:style-name="gr5" svg:width="3.017cm" svg:height="1.112cm" svg:x="-9.626cm" svg:y="0.445cm"><draw:text-box><text:p>Кантемирова А.</text:p></draw:text-box></draw:frame>Заполнение манекена</text:p>
          </table:table-cell>
          <table:covered-table-cell/>
        </table:table-row>
        <table:table-row>
          <table:table-cell table:style-name="Таблица9.A2" office:value-type="string">
            <text:p text:style-name="P5"><draw:line text:anchor-type="paragraph" draw:z-index="21" draw:style-name="gr2" draw:text-style-name="P15" svg:x1="-1.685cm" svg:y1="0.529cm" svg:x2="-0.101cm" svg:y2="0.635cm"><text:p/></draw:line>Загрузка лица заказчика;</text:p>
            <text:p text:style-name="P5">«одевание» манекена</text:p>
          </table:table-cell>
          <table:table-cell table:style-name="Таблица9.B2" office:value-type="string">
            <text:p text:style-name="P5">Заказчик;</text:p>
            <text:p text:style-name="P5">Утверждение заказа</text:p>
          </table:table-cell>
        </table:table-row>
      </table:table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6"><draw:frame text:anchor-type="paragraph" draw:z-index="8" draw:style-name="gr1" svg:width="4.022cm" svg:height="1.086cm" svg:x="-5.6cm" svg:y="0.413cm"><draw:text-box><text:p>Форма утверждения заказа</text:p></draw:text-box></draw:frame><draw:frame text:anchor-type="paragraph" draw:z-index="37" draw:style-name="gr5" svg:width="3.017cm" svg:height="1.112cm" svg:x="-9.887cm" svg:y="0.547cm"><draw:text-box><text:p>Кантемирова А.</text:p></draw:text-box></draw:frame>Утверждение заказа</text:p>
          </table:table-cell>
          <table:covered-table-cell/>
        </table:table-row>
        <table:table-row>
          <table:table-cell table:style-name="Таблица10.A2" office:value-type="string">
            <text:p text:style-name="P5"><draw:line text:anchor-type="paragraph" draw:z-index="22" draw:style-name="gr2" draw:text-style-name="P15" svg:x1="-1.579cm" svg:y1="0.284cm" svg:x2="-0.101cm" svg:y2="0.681cm"><text:p/></draw:line>Утверждение заказа</text:p>
          </table:table-cell>
          <table:table-cell table:style-name="Таблица10.B2" office:value-type="string">
            <text:p text:style-name="P2">Предоставление базы данных;</text:p>
            <text:p text:style-name="P2">Рассчитывание размера</text:p>
          </table:table-cell>
        </table:table-row>
      </table:table>
      <text:p text:style-name="P8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table:number-columns-spanned="2" office:value-type="string">
            <text:p text:style-name="P6"><draw:frame text:anchor-type="paragraph" draw:z-index="9" draw:style-name="gr1" svg:width="4.022cm" svg:height="1.086cm" svg:x="-5.495cm" svg:y="0.198cm"><draw:text-box><text:p>Форма Счет</text:p></draw:text-box></draw:frame><draw:frame text:anchor-type="paragraph" draw:z-index="38" draw:style-name="gr5" svg:width="3.017cm" svg:height="1.112cm" svg:x="-9.596cm" svg:y="0.441cm"><draw:text-box><text:p>Кантемирова А.</text:p></draw:text-box></draw:frame>Счета</text:p>
          </table:table-cell>
          <table:covered-table-cell/>
        </table:table-row>
        <table:table-row>
          <table:table-cell table:style-name="Таблица12.A2" office:value-type="string">
            <text:p text:style-name="P5"><draw:line text:anchor-type="paragraph" draw:z-index="23" draw:style-name="gr2" draw:text-style-name="P15" svg:x1="-1.473cm" svg:y1="0.118cm" svg:x2="-0.074cm" svg:y2="0.33cm"><text:p/></draw:line>Формирование счета</text:p>
          </table:table-cell>
          <table:table-cell table:style-name="Таблица12.B2" office:value-type="string">
            <text:p text:style-name="P5">Утверждение заказа</text:p>
          </table:table-cell>
        </table:table-row>
      </table:table>
      <text:p text:style-name="P9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table:number-columns-spanned="2" office:value-type="string">
            <text:p text:style-name="P6"><draw:frame text:anchor-type="paragraph" draw:z-index="10" draw:style-name="gr1" svg:width="4.022cm" svg:height="1.086cm" svg:x="-5.495cm" svg:y="0.3cm"><draw:text-box><text:p>Форма отчет за месяц</text:p></draw:text-box></draw:frame><draw:frame text:anchor-type="paragraph" draw:z-index="39" draw:style-name="gr5" svg:width="3.017cm" svg:height="1.112cm" svg:x="-9.384cm" svg:y="0.309cm"><draw:text-box><text:p>Кантемирова А.</text:p></draw:text-box></draw:frame>Формирование отчета (за месяц)</text:p>
          </table:table-cell>
          <table:covered-table-cell/>
        </table:table-row>
        <table:table-row>
          <table:table-cell table:style-name="Таблица13.A2" office:value-type="string">
            <text:p text:style-name="P5"><draw:line text:anchor-type="paragraph" draw:z-index="24" draw:style-name="gr2" draw:text-style-name="P15" svg:x1="-1.473cm" svg:y1="0.238cm" svg:x2="-0.127cm" svg:y2="0.794cm"><text:p/></draw:line>Формирование отчета о количестве продаж и пошиве за месяц</text:p>
          </table:table-cell>
          <table:table-cell table:style-name="Таблица13.B2" office:value-type="string">
            <text:p text:style-name="P5">Счета</text:p>
          </table:table-cell>
        </table:table-row>
      </table:table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table:number-columns-spanned="2" office:value-type="string">
            <text:p text:style-name="P6"><draw:frame text:anchor-type="paragraph" draw:z-index="11" draw:style-name="gr1" svg:width="4.022cm" svg:height="1.086cm" svg:x="-5.415cm" svg:y="0.296cm"><draw:text-box><text:p>Форма отчет </text:p></draw:text-box></draw:frame><draw:line text:anchor-type="paragraph" draw:z-index="14" draw:style-name="gr2" draw:text-style-name="P15" svg:x1="-1.393cm" svg:y1="0.84cm" svg:x2="-0.021cm" svg:y2="1.131cm"><text:p/></draw:line><draw:frame text:anchor-type="paragraph" draw:z-index="40" draw:style-name="gr5" svg:width="3.017cm" svg:height="1.112cm" svg:x="-9.781cm" svg:y="0.309cm"><draw:text-box><text:p>Кантемирова А.</text:p></draw:text-box></draw:frame>Формирование статистического отчета( о результативности фирмы)</text:p>
          </table:table-cell>
          <table:covered-table-cell/>
        </table:table-row>
        <table:table-row>
          <table:table-cell table:style-name="Таблица14.A2" office:value-type="string">
            <text:p text:style-name="P5">Формирование отчета</text:p>
          </table:table-cell>
          <table:table-cell table:style-name="Таблица14.B2" office:value-type="string">
            <text:p text:style-name="P5">Формирование отчета (за месяц)</text:p>
          </table:table-cell>
        </table:table-row>
      </table:table>
      <text:p text:style-name="P9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table:number-columns-spanned="2" office:value-type="string">
            <text:p text:style-name="P6"><draw:frame text:anchor-type="paragraph" draw:z-index="12" draw:style-name="gr1" svg:width="4.022cm" svg:height="1.086cm" svg:x="-5.442cm" svg:y="0.213cm"><draw:text-box><text:p>Форма рассылка почты</text:p></draw:text-box></draw:frame><draw:frame text:anchor-type="paragraph" draw:z-index="41" draw:style-name="gr5" svg:width="3.017cm" svg:height="1.112cm" svg:x="-9.966cm" svg:y="0.229cm"><draw:text-box><text:p>Кантемирова А.</text:p></draw:text-box></draw:frame>Почта</text:p>
          </table:table-cell>
          <table:covered-table-cell/>
        </table:table-row>
        <table:table-row>
          <table:table-cell table:style-name="Таблица15.A2" office:value-type="string">
            <text:p text:style-name="P5"><draw:line text:anchor-type="paragraph" draw:z-index="13" draw:style-name="gr2" draw:text-style-name="P15" svg:x1="-1.42cm" svg:y1="0.123cm" svg:x2="0.005cm" svg:y2="0.229cm"><text:p/></draw:line>Рассылка о спец.предложениях </text:p>
          </table:table-cell>
          <table:table-cell table:style-name="Таблица15.B2" office:value-type="string">
            <text:p text:style-name="P2">Предоставление базы данных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draw:rect text:anchor-type="paragraph" draw:z-index="42" draw:style-name="gr6" draw:text-style-name="P15" svg:width="4.816cm" svg:height="1.747cm" svg:x="5.59cm" svg:y="1.522cm"><text:p text:style-name="P15">Интерфейс</text:p></draw:rect><draw:rect text:anchor-type="paragraph" draw:z-index="43" draw:style-name="gr6" draw:text-style-name="P15" svg:width="4.843cm" svg:height="2.144cm" svg:x="5.563cm" svg:y="3.401cm"><text:p text:style-name="P15">Управление</text:p></draw:rect><draw:rect text:anchor-type="paragraph" draw:z-index="44" draw:style-name="gr6" draw:text-style-name="P15" svg:width="4.816cm" svg:height="1.562cm" svg:x="5.59cm" svg:y="5.756cm"><text:p text:style-name="P15">Б.Д</text:p></draw:rect><draw:caption text:anchor-type="paragraph" draw:z-index="45" draw:style-name="gr7" svg:width="1.96cm" svg:height="1.96cm" svg:x="14.691cm" svg:y="1.152cm" draw:caption-point-x="-3.757cm" draw:caption-point-y="1.852cm"><text:p>Кантемирова А.</text:p></draw:caption><draw:caption text:anchor-type="paragraph" draw:z-index="46" draw:style-name="gr7" svg:width="1.96cm" svg:height="1.96cm" svg:x="14.85cm" svg:y="6.629cm" draw:caption-point-x="-4.048cm" draw:caption-point-y="-0.503cm"><text:p>Михайлова Е.</text:p></draw:caption><draw:line text:anchor-type="paragraph" draw:z-index="47" draw:style-name="gr8" draw:text-style-name="P15" svg:x1="3.738cm" svg:y1="4.671cm" svg:x2="12.284cm" svg:y2="4.671cm"><text:p/></draw:lin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2S</meta:editing-duration>
    <meta:editing-cycles>6</meta:editing-cycles>
    <meta:generator>LibreOffice/4.1.4.2$Windows_x86 LibreOffice_project/0a0440ccc0227ad9829de5f46be37cfb6edcf72</meta:generator>
    <dc:date>2014-02-28T11:53:52.602000000</dc:date>
    <meta:document-statistic meta:table-count="14" meta:image-count="0" meta:object-count="0" meta:page-count="3" meta:paragraph-count="52" meta:word-count="129" meta:character-count="1085" meta:non-whitespace-character-count="1005"/>
    <meta:user-defined meta:name="Info 1"/>
    <meta:user-defined meta:name="Info 2"/>
    <meta:user-defined meta:name="Info 3"/>
    <meta:user-defined meta:name="Info 4"/>
  </office:meta>
</office:document-meta>
</file>